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justify"/>
      <style:text-properties style:font-name="Times New Roman" fo:font-size="12pt" style:font-size-asian="12pt" style:font-size-complex="12pt"/>
    </style:style>
    <style:style style:name="P2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" style:parent-style-name="Normaln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" style:parent-style-name="Normalny" style:family="paragraph">
      <style:paragraph-properties fo:text-align="justify"/>
      <style:text-properties style:font-name="Times New Roman" fo:font-weight="bold" style:font-weight-asian="bold" fo:font-size="12pt" style:font-size-asian="12pt" style:font-size-complex="12pt"/>
    </style:style>
    <style:style style:name="P5" style:parent-style-name="Akapitzlistą" style:list-style-name="LFO1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6" style:parent-style-name="Akapitzlistą" style:list-style-name="LFO1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7" style:parent-style-name="Akapitzlistą" style:list-style-name="LFO1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8" style:parent-style-name="Akapitzlistą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9" style:parent-style-name="Normalny" style:family="paragraph">
      <style:paragraph-properties fo:text-align="justify"/>
      <style:text-properties style:font-name="Times New Roman" fo:font-weight="bold" style:font-weight-asian="bold" fo:font-size="12pt" style:font-size-asian="12pt" style:font-size-complex="12pt"/>
    </style:style>
    <style:style style:name="P10" style:parent-style-name="Akapitzlistą" style:list-style-name="LFO2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" style:parent-style-name="Akapitzlistą" style:list-style-name="LFO2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" style:parent-style-name="Akapitzlistą" style:list-style-name="LFO2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3" style:parent-style-name="Akapitzlistą" style:list-style-name="LFO2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4" style:parent-style-name="Akapitzlistą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" style:parent-style-name="Normalny" style:family="paragraph">
      <style:paragraph-properties fo:text-align="justify"/>
      <style:text-properties style:font-name="Times New Roman" fo:font-weight="bold" style:font-weight-asian="bold" fo:font-size="12pt" style:font-size-asian="12pt" style:font-size-complex="12pt"/>
    </style:style>
    <style:style style:name="P16" style:parent-style-name="Akapitzlistą" style:list-style-name="LFO3" style:family="paragraph">
      <style:paragraph-properties fo:text-align="justify"/>
    </style:style>
    <style:style style:name="T17" style:parent-style-name="Domyślnaczcionkaakapitu" style:family="text">
      <style:text-properties style:font-name="Times New Roman" fo:font-size="12pt" style:font-size-asian="12pt" style:font-size-complex="12pt"/>
    </style:style>
    <style:style style:name="T18" style:parent-style-name="Domyślnaczcionkaakapitu" style:family="text">
      <style:text-properties style:font-name="Times New Roman" fo:font-size="12pt" style:font-size-asian="12pt" style:font-size-complex="12pt"/>
    </style:style>
    <style:style style:name="P19" style:parent-style-name="Akapitzlistą" style:list-style-name="LFO3" style:family="paragraph">
      <style:paragraph-properties fo:text-align="justify"/>
    </style:style>
    <style:style style:name="T20" style:parent-style-name="Domyślnaczcionkaakapitu" style:family="text">
      <style:text-properties style:font-name="Times New Roman" fo:font-size="12pt" style:font-size-asian="12pt" style:font-size-complex="12pt"/>
    </style:style>
    <style:style style:name="P21" style:parent-style-name="Akapitzlistą" style:list-style-name="LFO3" style:family="paragraph">
      <style:paragraph-properties fo:text-align="justify"/>
    </style:style>
    <style:style style:name="T22" style:parent-style-name="Domyślnaczcionkaakapitu" style:family="text">
      <style:text-properties style:font-name="Times New Roman" fo:font-size="12pt" style:font-size-asian="12pt" style:font-size-complex="12pt"/>
    </style:style>
    <style:style style:name="T23" style:parent-style-name="Domyślnaczcionkaakapitu" style:family="text">
      <style:text-properties style:font-name="Times New Roman" fo:font-size="12pt" style:font-size-asian="12pt" style:font-size-complex="12pt"/>
    </style:style>
    <style:style style:name="P24" style:parent-style-name="Akapitzlistą" style:list-style-name="LFO3" style:family="paragraph">
      <style:paragraph-properties fo:text-align="justify"/>
    </style:style>
    <style:style style:name="T25" style:parent-style-name="Domyślnaczcionkaakapitu" style:family="text">
      <style:text-properties style:font-name="Times New Roman" fo:font-size="12pt" style:font-size-asian="12pt" style:font-size-complex="12pt"/>
    </style:style>
    <style:style style:name="P26" style:parent-style-name="Akapitzlistą" style:list-style-name="LFO3" style:family="paragraph">
      <style:paragraph-properties fo:text-align="justify"/>
    </style:style>
    <style:style style:name="T27" style:parent-style-name="Domyślnaczcionkaakapitu" style:family="text">
      <style:text-properties style:font-name="Times New Roman" fo:font-size="12pt" style:font-size-asian="12pt" style:font-size-complex="12pt"/>
    </style:style>
    <style:style style:name="P28" style:parent-style-name="Akapitzlistą" style:list-style-name="LFO3" style:family="paragraph">
      <style:paragraph-properties fo:text-align="justify"/>
    </style:style>
    <style:style style:name="T29" style:parent-style-name="Domyślnaczcionkaakapitu" style:family="text">
      <style:text-properties style:font-name="Times New Roman" fo:font-size="12pt" style:font-size-asian="12pt" style:font-size-complex="12pt"/>
    </style:style>
    <style:style style:name="P30" style:parent-style-name="Akapitzlistą" style:family="paragraph">
      <style:paragraph-properties fo:text-align="justify"/>
      <style:text-properties style:font-name="Times New Roman"/>
    </style:style>
    <style:style style:name="P31" style:parent-style-name="Normalny" style:family="paragraph">
      <style:paragraph-properties fo:text-align="justify"/>
      <style:text-properties style:font-name="Times New Roman" fo:font-weight="bold" style:font-weight-asian="bold" fo:font-size="12pt" style:font-size-asian="12pt" style:font-size-complex="12pt"/>
    </style:style>
    <style:style style:name="P32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3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4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5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6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7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8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9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0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1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2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3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4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5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6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7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8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9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50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51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52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53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54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55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56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57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58" style:parent-style-name="Normalny" style:family="paragraph">
      <style:paragraph-properties fo:text-align="justify"/>
      <style:text-properties style:font-name="Times New Roman" fo:font-weight="bold" style:font-weight-asian="bold" fo:font-size="12pt" style:font-size-asian="12pt" style:font-size-complex="12pt"/>
    </style:style>
    <style:style style:name="P59" style:parent-style-name="Normalny" style:family="paragraph">
      <style:paragraph-properties fo:text-align="justify"/>
      <style:text-properties style:font-name="Times New Roman" fo:font-weight="bold" style:font-weight-asian="bold" fo:font-size="12pt" style:font-size-asian="12pt" style:font-size-complex="12pt"/>
    </style:style>
    <style:style style:name="P60" style:parent-style-name="Akapitzlistą" style:list-style-name="LFO5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61" style:parent-style-name="Normalny" style:family="paragraph">
      <style:paragraph-properties fo:text-align="justify"/>
      <style:text-properties style:font-name="Times New Roman" fo:font-weight="bold" style:font-weight-asian="bold" fo:font-size="12pt" style:font-size-asian="12pt" style:font-size-complex="12pt"/>
    </style:style>
    <style:style style:name="P62" style:parent-style-name="Normalny" style:family="paragraph">
      <style:paragraph-properties fo:text-align="justify"/>
      <style:text-properties style:font-name="Times New Roman" fo:font-weight="bold" style:font-weight-asian="bold" fo:font-size="12pt" style:font-size-asian="12pt" style:font-size-complex="12pt"/>
    </style:style>
    <style:style style:name="P63" style:parent-style-name="Akapitzlistą" style:list-style-name="LFO6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64" style:parent-style-name="Normalny" style:family="paragraph">
      <style:paragraph-properties fo:text-align="justify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65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66" style:parent-style-name="Akapitzlistą" style:family="paragraph">
      <style:paragraph-properties fo:text-align="justify" fo:margin-left="0.9833in">
        <style:tab-stops/>
      </style:paragraph-properties>
      <style:text-properties style:font-name="Times New Roman" fo:font-size="12pt" style:font-size-asian="12pt" style:font-size-complex="12pt"/>
    </style:style>
    <style:style style:name="P67" style:parent-style-name="Akapitzlistą" style:family="paragraph">
      <style:paragraph-properties fo:text-align="justify" fo:margin-left="0.9833in">
        <style:tab-stops/>
      </style:paragraph-properties>
      <style:text-properties style:font-name="Times New Roman" fo:font-size="12pt" style:font-size-asian="12pt" style:font-size-complex="12pt"/>
    </style:style>
    <style:style style:name="P68" style:parent-style-name="Normalny" style:family="paragraph">
      <style:text-properties style:font-name="Times New Roman" fo:font-size="12pt" style:font-size-asian="12pt" style:font-size-complex="12pt"/>
    </style:style>
    <style:style style:name="P69" style:parent-style-name="Normalny" style:family="paragraph">
      <style:text-properties style:font-name="Times New Roman" fo:font-size="12pt" style:font-size-asian="12pt" style:font-size-complex="12pt"/>
    </style:style>
    <style:style style:name="P70" style:parent-style-name="Normalny" style:family="paragraph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Testy funkcjonalne przeprowadziłam testując manualnie zaimplementowane funkcjonalności. Testowanie polegało na rozgrywaniu partii w trybie gry z komputerem jak<text:s/><text:line-break/>i z przyjaciółmi. Testy<text:s/>dały oczekiwane rezultaty. Jednakże zauważyłam jedną nieoptymalności: włączanie gry w trybie z komputerem trwa około minuty. Wynika to<text:s/><text:line-break/>z faktu, że sztuczna inteligencja korzysta ze słownika w postaci drzewa, który musi wczytać. Początkowo chciałam oprzeć<text:s/>AI na słowniku w postaci grafu, ale przy takim rozwiązaniu wczytywanie trwało jeszcze dłużej.<text:s/></text:p>
      <text:p text:style-name="P2"/>
      <text:p text:style-name="P3">Opisy testów:</text:p>
      <text:p text:style-name="P4">HelloMenu</text:p>
      <text:list text:style-name="LFO1" text:continue-numbering="true">
        <text:list-item>
          <text:p text:style-name="P5">Sprawdź czy kliknięcie ‘ok’ bez wpisania imienia nie spowoduje otwarcia kolejnego okna.</text:p>
        </text:list-item>
        <text:list-item>
          <text:p text:style-name="P6">Sprawdź czy to samo dzieje się po wpisaniu imienia Computer</text:p>
        </text:list-item>
        <text:list-item>
          <text:p text:style-name="P7">Po wpisaniu dowolnego ciągu znaków, gra przechodzi dalej</text:p>
        </text:list-item>
      </text:list>
      <text:p text:style-name="P8"/>
      <text:p text:style-name="P9">MainMenu</text:p>
      <text:list text:style-name="LFO2" text:continue-numbering="true">
        <text:list-item>
          <text:p text:style-name="P10">Sprawdź czy kliknięcie „wyjście” zamyka okno</text:p>
        </text:list-item>
        <text:list-item>
          <text:p text:style-name="P11">Sprawdź czy kliknięcie ‘instrukcja’ otworzy pdf z instrukcją</text:p>
        </text:list-item>
        <text:list-item>
          <text:p text:style-name="P12">Sprawdź czy kliknięcie ‘graj ze znajomymi” otworzy okno dodawania znajomych</text:p>
        </text:list-item>
        <text:list-item>
          <text:p text:style-name="P13">Sprawdź czy kliknięcie ‘graj z komputerem” otworzy okno ComputerMode</text:p>
        </text:list-item>
      </text:list>
      <text:p text:style-name="P14"/>
      <text:p text:style-name="P15">AddFriends</text:p>
      <text:list text:style-name="LFO3" text:continue-numbering="true">
        <text:list-item>
          <text:p text:style-name="P16"><text:span text:style-name="T17">Sprawdź czy kliknięcie ‘dodaj’ wykona się bez efektu</text:span><text:span text:style-name="T18"><text:s/>bez podania imienia</text:span></text:p>
        </text:list-item>
        <text:list-item>
          <text:p text:style-name="P19"><text:span text:style-name="T20">Sprawdź czy kliknięcie ‘ok’ bez podania imion wykona się bez efektu<text:s/></text:span></text:p>
        </text:list-item>
        <text:list-item>
          <text:p text:style-name="P21"><text:span text:style-name="T22">Sprawdź czy po wpisaniu imienia i kliknięciu ‘do</text:span><text:span text:style-name="T23">daj’ pojawi się nowy gracz</text:span></text:p>
        </text:list-item>
        <text:list-item>
          <text:p text:style-name="P24"><text:span text:style-name="T25">Sprawdź czy możesz dodać maksymalnie 3 znajomych</text:span></text:p>
        </text:list-item>
        <text:list-item>
          <text:p text:style-name="P26"><text:span text:style-name="T27">Sprawdź czy kliknięcie ‘wstecz’ wróci Cię do poprzedniego okna</text:span></text:p>
        </text:list-item>
        <text:list-item>
          <text:p text:style-name="P28"><text:span text:style-name="T29">Sprawdź czy po podaniu chociaż jednego imienia, po kliknięciu ‘ok’ otworzy się okno FriendMode</text:span></text:p>
        </text:list-item>
      </text:list>
      <text:p text:style-name="P30"/>
      <text:p text:style-name="P31">Poniższe testy odnoszą<text:s/>się zarówno do ComputerMode jak i FriendMode</text:p>
      <text:list text:style-name="LFO4" text:continue-numbering="true">
        <text:list-item>
          <text:p text:style-name="P32">Sprawdź czy kliknięcie ‘spasuj’ zakończy się końcem ruchu bez punktów</text:p>
        </text:list-item>
        <text:list-item>
          <text:p text:style-name="P33">Sprawdź czy kliknięcie ‘spasuj’ w trakcie układania słowa zakończy się końcem ruchu bez punktów i zabraniem literek z planszy</text:p>
        </text:list-item>
        <text:list-item>
          <text:p text:style-name="P34">Sprawdź czy po<text:s/>kliknięciu ‘wymiana liter’ pojawia się przycisk ‘wymiana’</text:p>
          <text:list text:continue-numbering="true">
            <text:list-item>
              <text:p text:style-name="P35">sprawdź przy po kliknięciu wymiana bez zaznaczenia liter kończy się ruch</text:p>
            </text:list-item>
            <text:list-item>
              <text:p text:style-name="P36">sprawdź czy po kliknięciu literki zaznaczy się na czerwono</text:p>
            </text:list-item>
            <text:list-item>
              <text:p text:style-name="P37">sprawdź czy po ponownym kliknięciu literki zaznaczy się na zielono</text:p>
            </text:list-item>
            <text:list-item>
              <text:p text:style-name="P38">sprawdź czy zaznaczone na czerwono literki wymienią się po kliknięciu ‘wymiana’</text:p>
            </text:list-item>
          </text:list>
        </text:list-item>
        <text:list-item>
          <text:p text:style-name="P39">Sprawdź czy po położeniu literki na planszy nie można dokonać wymiany</text:p>
        </text:list-item>
        <text:list-item>
          <text:p text:style-name="P40">Sprawdź czy po kliknięciu prawym przyciskiem myszy na literkę na stojaku podświetli się na niebiesko</text:p>
          <text:list text:continue-numbering="true">
            <text:list-item>
              <text:p text:style-name="P41">Sprawdź czy zaznaczenie kolejnej literki skutkuje ich przestawieniem</text:p>
            </text:list-item>
          </text:list>
        </text:list-item>
        <text:list-item>
          <text:p text:style-name="P42">Sprawdź czy po zaznaczeniu literki do wymiany, a następnie przeniesieniu jej na plansze, odznacza ją do przestawienia na stojaku</text:p>
        </text:list-item>
        <text:list-item>
          <text:p text:style-name="P43">Sprawdź czy kliknięcie ‘koniec gry’ zasłoni stojak z zapytaniem o koniec gry</text:p>
          <text:list text:continue-numbering="true">
            <text:list-item>
              <text:p text:style-name="P44">Sprawdź czy kliknięcie ‘nie’, skutkuje powrotem po gry</text:p>
            </text:list-item>
            <text:list-item>
              <text:p text:style-name="P45">Sprawdź czy kliknięcie ‘tak’ skutkuje zakończeniem gry i wypisaniem imienia zwycięzcy<text:s/></text:p>
            </text:list-item>
          </text:list>
        </text:list-item>
        <text:list-item>
          <text:p text:style-name="P46">Sprawdź czy po kliknięciu na literkę na stojaku a następnie na polu na planszy przeniesie się</text:p>
        </text:list-item>
        <text:list-item>
          <text:p text:style-name="P47">Sprawdź czy niemożliwe jest układanie literek na literkach</text:p>
        </text:list-item>
        <text:list-item>
          <text:p text:style-name="P48">Sprawdź czy kliknięcie prawym przyciskiem myszy na literkę na planszy wróci ją na stojak</text:p>
          <text:list text:continue-numbering="true">
            <text:list-item>
              <text:p text:style-name="P49">Sprawdź czy nie działa to na leżące już na planszy</text:p>
            </text:list-item>
          </text:list>
        </text:list-item>
        <text:list-item>
          <text:p text:style-name="P50">Sprawdź czy po kliknięciu ‘koniec ruchu’ w przypadku<text:s/>poprawnie ułożonego słowa kończy się ruch, zostają naliczone punkty i zmienia się imię aktualnie grającego gracza</text:p>
          <text:list text:continue-numbering="true">
            <text:list-item>
              <text:p text:style-name="P51">Sprawdź czy pierwsze słowo jest tylko akceptowane gdy przechodzi przez środek</text:p>
            </text:list-item>
            <text:list-item>
              <text:p text:style-name="P52">Sprawdź czy każde kolejne słowo musi się stykać z innymi</text:p>
            </text:list-item>
            <text:list-item>
              <text:p text:style-name="P53">Sprawdź<text:s/>czy każde słowo musi być w jednej linii</text:p>
            </text:list-item>
          </text:list>
        </text:list-item>
        <text:list-item>
          <text:p text:style-name="P54">Sprawdź czy po kliknięciu ‘koniec ruchu’ w przypadku niepoprawnie ułożonego słowa, ruch trwa dalej, literki wracają na stojak</text:p>
        </text:list-item>
        <text:list-item>
          <text:p text:style-name="P55">Sprawdź czy po ułożeniu na planszy mydełka gra czeka aż wprowadzisz odpowiednią literę</text:p>
          <text:list text:continue-numbering="true">
            <text:list-item>
              <text:p text:style-name="P56">Sprawdź czy podana litera pojawia się na blanku</text:p>
            </text:list-item>
          </text:list>
        </text:list-item>
        <text:list-item>
          <text:p text:style-name="P57">Sprawdź czy gdy każdy gracz spasuje dwa razy z rzędu gra kończy się</text:p>
        </text:list-item>
      </text:list>
      <text:p text:style-name="P58"/>
      <text:p text:style-name="P59">FriendMode</text:p>
      <text:list text:style-name="LFO5" text:continue-numbering="true">
        <text:list-item>
          <text:p text:style-name="P60">Sprawdź czy po zakończeniu ruchu gracza, stojak kolejnego pozostaje ukryty do momentu gdy kliknie prawy przycisku myszy.<text:s/><text:bookmark-start text:name="_GoBack"/><text:bookmark-end text:name="_GoBack"/></text:p>
        </text:list-item>
      </text:list>
      <text:p text:style-name="P61"/>
      <text:p text:style-name="P62">ComputerMode</text:p>
      <text:list text:style-name="LFO6" text:continue-numbering="true">
        <text:list-item>
          <text:p text:style-name="P63">Sprawdź czy fizyczny gracz zaczyna grę</text:p>
        </text:list-item>
      </text:list>
      <text:p text:style-name="P64"/>
      <text:p text:style-name="P65">Kliknięcie oznacza kliknięcie lewym przyciskiem myszy.<text:s/></text:p>
      <text:p text:style-name="P66"/>
      <text:p text:style-name="P67"/>
      <text:p text:style-name="P68"/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la</meta:initial-creator>
    <dc:creator>Ola</dc:creator>
    <meta:creation-date>2017-02-06T16:56:00Z</meta:creation-date>
    <dc:date>2017-02-06T21:02:00Z</dc:date>
    <meta:print-date>2017-02-06T21:02:00Z</meta:print-date>
    <meta:template xlink:href="Normal.dotm" xlink:type="simple"/>
    <meta:editing-cycles>6</meta:editing-cycles>
    <meta:editing-duration>PT11340S</meta:editing-duration>
    <meta:document-statistic meta:page-count="1" meta:paragraph-count="7" meta:word-count="555" meta:character-count="3882" meta:row-count="27" meta:non-whitespace-character-count="3334"/>
  </office:meta>
</office:document-meta>
</file>